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F0000023E4BF505562E37559C.png" manifest:media-type="image/png"/>
  <manifest:file-entry manifest:full-path="Pictures/10000201000003B1000001BE6EFF2FA3B3F1C63E.png" manifest:media-type="image/png"/>
  <manifest:file-entry manifest:full-path="Pictures/10000201000003B20000020C4B240CEE2D131CC5.png" manifest:media-type="image/png"/>
  <manifest:file-entry manifest:full-path="Pictures/1000020100000348000002A17D5B6D370C306691.png" manifest:media-type="image/png"/>
  <manifest:file-entry manifest:full-path="Pictures/10000201000003C700000136C3EB25BA80CB7D9C.png" manifest:media-type="image/png"/>
  <manifest:file-entry manifest:full-path="Pictures/10000201000003650000019E36D6B0D4B56266B6.png" manifest:media-type="image/png"/>
  <manifest:file-entry manifest:full-path="Pictures/100002010000022F000001DE36FDBE13315B8218.png" manifest:media-type="image/png"/>
  <manifest:file-entry manifest:full-path="Pictures/10000201000004DA000000D6146AE8A3DF34129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fc41" officeooo:paragraph-rsid="0009fc41"/>
    </style:style>
    <style:style style:name="P2" style:family="paragraph" style:parent-style-name="Standard">
      <style:text-properties officeooo:rsid="000a294f" officeooo:paragraph-rsid="000a294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GIT HUB Conspect</text:p>
      <text:p text:style-name="P1"/>
      <text:p text:style-name="P1"><draw:frame draw:style-name="fr1" draw:name="Image1" text:anchor-type="paragraph" svg:width="6.9252in" svg:height="5.548in" draw:z-index="0"><draw:image xlink:href="Pictures/1000020100000348000002A17D5B6D370C306691.png" xlink:type="simple" xlink:show="embed" xlink:actuate="onLoad" loext:mime-type="image/x-vclgraphic"/></draw:frame></text:p>
      <text:p text:style-name="P1"><draw:frame draw:style-name="fr2" draw:name="Image2" text:anchor-type="paragraph" svg:x="0.1146in" svg:y="-0.7189in" svg:width="6.9252in" svg:height="3.8354in" draw:z-index="1"><draw:image xlink:href="Pictures/10000201000003B20000020C4B240CEE2D131CC5.png" xlink:type="simple" xlink:show="embed" xlink:actuate="onLoad" loext:mime-type="image/x-vclgraphic"/></draw:frame><text:soft-page-break/></text:p>
      <text:p text:style-name="P1"/>
      <text:p text:style-name="P1"/>
      <text:p text:style-name="P1"/>
      <text:p text:style-name="P1"/>
      <text:p text:style-name="P1"><draw:frame draw:style-name="fr2" draw:name="Image3" text:anchor-type="paragraph" svg:x="0.2083in" svg:y="0.1165in" svg:width="6.9252in" svg:height="2.2193in" draw:z-index="2"><draw:image xlink:href="Pictures/10000201000003C700000136C3EB25BA80CB7D9C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4" text:anchor-type="paragraph" svg:x="0.1453in" svg:y="0.1409in" svg:width="5.822in" svg:height="4.9783in" draw:z-index="3"><draw:image xlink:href="Pictures/100002010000022F000001DE36FDBE13315B8218.png" xlink:type="simple" xlink:show="embed" xlink:actuate="onLoad" loext:mime-type="image/x-vclgraphic"/></draw:frame><draw:frame draw:style-name="fr2" draw:name="Image5" text:anchor-type="paragraph" svg:x="-0.0583in" svg:y="6.4811in" svg:width="6.9252in" svg:height="1.1925in" draw:z-index="4"><draw:image xlink:href="Pictures/10000201000004DA000000D6146AE8A3DF34129B.png" xlink:type="simple" xlink:show="embed" xlink:actuate="onLoad" loext:mime-type="image/x-vclgraphic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paragraph" svg:width="6.9252in" svg:height="3.2984in" draw:z-index="5"><draw:image xlink:href="Pictures/10000201000003650000019E36D6B0D4B56266B6.png" xlink:type="simple" xlink:show="embed" xlink:actuate="onLoad" loext:mime-type="image/x-vclgraphic"/></draw:frame><text:soft-page-break/></text:p>
      <text:p text:style-name="P1"/>
      <text:p text:style-name="P1"><draw:frame draw:style-name="fr1" draw:name="Image7" text:anchor-type="paragraph" svg:width="6.9252in" svg:height="3.2681in" draw:z-index="6"><draw:image xlink:href="Pictures/10000201000003B1000001BE6EFF2FA3B3F1C63E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8" text:anchor-type="paragraph" svg:width="6.9252in" svg:height="3.3154in" draw:z-index="7"><draw:image xlink:href="Pictures/10000201000004AF0000023E4BF505562E37559C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12T23:11:31.543244099</meta:creation-date>
    <dc:date>2023-12-12T23:17:52.823205033</dc:date>
    <meta:editing-duration>PT6M23S</meta:editing-duration>
    <meta:editing-cycles>2</meta:editing-cycles>
    <meta:generator>LibreOffice/6.0.7.3$Linux_X86_64 LibreOffice_project/00m0$Build-3</meta:generator>
    <meta:document-statistic meta:table-count="0" meta:image-count="8" meta:object-count="0" meta:page-count="5" meta:paragraph-count="1" meta:word-count="3" meta:character-count="16" meta:non-whitespace-character-count="14"/>
  </office:meta>
</office:document-meta>
</file>